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fo:min-height="7.15cm" fo:padding-top="0cm" fo:padding-bottom="0cm" fo:padding-left="0cm" fo:padding-right="0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6cm" svg:height="7cm" svg:x="0cm" svg:y="0cm">
          <draw:text-box>
            <text:p><text:s text:c="8"/>Montag</text:p>
            <text:p><text:s text:c="5"/>16.10.2020</text:p>
            <text:p><text:s text:c="7"/>23:48.53</text:p>
            <text:p>L4</text:p>
            <text:p>L5</text:p>
            <text:p>L6</text:p>
            <text:p>L7</text:p>
            <text:p>L8</text:p>
            <text:p>L9</text:p>
            <text:p>L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22:49:29.054422209</meta:creation-date>
    <dc:date>2020-10-17T23:50:43.431061799</dc:date>
    <meta:editing-duration>PT1H1M12S</meta:editing-duration>
    <meta:editing-cycles>5</meta:editing-cycles>
    <meta:generator>LibreOffice/6.0.7.3$Linux_X86_64 LibreOffice_project/00m0$Build-3</meta:generator>
    <meta:document-statistic meta:object-count="1"/>
  </office:meta>
</office:document-meta>
</file>